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 style:writing-mode="lr-tb"/>
      <style:text-properties style:font-name="Times New Roman" fo:font-size="12pt" fo:font-style="normal" fo:font-weight="normal" officeooo:rsid="002774e5" officeooo:paragraph-rsid="002bb26d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normal" officeooo:paragraph-rsid="00087088" style:language-asian="zh" style:country-asian="TW" style:font-weight-asian="normal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normal" officeooo:paragraph-rsid="0025866d" style:language-asian="zh" style:country-asian="TW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officeooo:rsid="002bd61d" officeooo:paragraph-rsid="002bd61d" style:language-asian="zh" style:country-asian="TW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2bd61d" officeooo:paragraph-rsid="002dc336" style:language-asian="zh" style:country-asian="TW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rsid="002dc336" officeooo:paragraph-rsid="002dc336" style:language-asian="zh" style:country-asian="TW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normal" officeooo:rsid="0031c610" officeooo:paragraph-rsid="0031c610" style:language-asian="zh" style:country-asian="TW" style:font-weight-asian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officeooo:rsid="00338259" officeooo:paragraph-rsid="00338259" style:language-asian="zh" style:country-asian="TW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normal" officeooo:rsid="0033c446" officeooo:paragraph-rsid="0033c446" style:language-asian="zh" style:country-asian="TW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normal" officeooo:rsid="004f0b82" officeooo:paragraph-rsid="004f0b82" style:language-asian="zh" style:country-asian="TW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normal" officeooo:paragraph-rsid="00087088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normal" officeooo:paragraph-rsid="00087088" style:font-name-asian="Liberation Serif1" style:language-asian="zh" style:country-asian="TW" style:font-weight-asian="normal" style:font-name-complex="Liberation Serif1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font-weight="bold" officeooo:paragraph-rsid="00087088" style:language-asian="zh" style:country-asian="TW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bold" officeooo:paragraph-rsid="00087088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087088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394412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087088" style:language-asian="zh" style:country-asian="TW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0pt" fo:font-style="italic" fo:font-weight="normal" officeooo:paragraph-rsid="00087088" style:font-size-asian="10pt" style:language-asian="zh" style:country-asian="TW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0pt" fo:font-style="italic" fo:font-weight="normal" officeooo:paragraph-rsid="00087088" style:font-name-asian="Liberation Serif1" style:font-size-asian="10pt" style:language-asian="zh" style:country-asian="TW" style:font-style-asian="italic" style:font-weight-asian="normal" style:font-name-complex="Liberation Serif1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2pt" fo:font-style="normal" fo:font-weight="bold" officeooo:paragraph-rsid="00087088" style:font-size-asian="12pt" style:language-asian="zh" style:country-asian="TW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2pt" fo:font-style="normal" fo:font-weight="normal" officeooo:paragraph-rsid="00087088" style:font-size-asian="12pt" style:language-asian="zh" style:country-asian="TW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paragraph-rsid="00087088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0aa61b" officeooo:paragraph-rsid="000aa61b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0aa61b" officeooo:paragraph-rsid="000bdb00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0bdb00" officeooo:paragraph-rsid="000bdb00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0dd2ba" officeooo:paragraph-rsid="000dd2ba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0f51d2" officeooo:paragraph-rsid="000f51d2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0e055" officeooo:paragraph-rsid="0010e055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295bb" officeooo:paragraph-rsid="001295bb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459a3" officeooo:paragraph-rsid="0014ecd8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4ecd8" officeooo:paragraph-rsid="0014ecd8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587be" officeooo:paragraph-rsid="001587be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74066" officeooo:paragraph-rsid="00174066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77d8f" officeooo:paragraph-rsid="00177d8f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7cb21" officeooo:paragraph-rsid="0019a262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9e828" officeooo:paragraph-rsid="0019e828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a216b" officeooo:paragraph-rsid="001a216b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b7e6a" officeooo:paragraph-rsid="001b7e6a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c9349" officeooo:paragraph-rsid="001c9349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e91af" officeooo:paragraph-rsid="001e91af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227065" officeooo:paragraph-rsid="00227065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23a2dc" officeooo:paragraph-rsid="0023a2dc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33c446" officeooo:paragraph-rsid="0033c446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33c446" officeooo:paragraph-rsid="00345bbf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345bbf" officeooo:paragraph-rsid="00345bbf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34f979" officeooo:paragraph-rsid="0034f979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3538c9" officeooo:paragraph-rsid="003538c9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19a262" officeooo:paragraph-rsid="0019a262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5803e" officeooo:paragraph-rsid="0045803e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80bcc" officeooo:paragraph-rsid="00480bcc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86560" officeooo:paragraph-rsid="00486560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a1fc4" officeooo:paragraph-rsid="004a1fc4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b1684" officeooo:paragraph-rsid="004b1684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cab2e" officeooo:paragraph-rsid="004cab2e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daf13" officeooo:paragraph-rsid="004daf13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f0b82" officeooo:paragraph-rsid="004f0b82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bold" officeooo:paragraph-rsid="00087088" style:font-name-asian="Times New Roman" style:font-size-asian="12pt" style:language-asian="zh" style:country-asian="TW" style:font-style-asian="normal" style:font-weight-asian="bold" style:font-name-complex="Times New Roman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bold" officeooo:rsid="000aa61b" officeooo:paragraph-rsid="000aa61b" style:font-name-asian="Times New Roman" style:font-size-asian="12pt" style:language-asian="zh" style:country-asian="TW" style:font-style-asian="normal" style:font-weight-asian="bold" style:font-name-complex="Times New Roman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bold" officeooo:rsid="004f0b82" officeooo:paragraph-rsid="004f0b82" style:font-name-asian="Times New Roman" style:font-size-asian="12pt" style:language-asian="zh" style:country-asian="TW" style:font-style-asian="normal" style:font-weight-asian="bold" style:font-name-complex="Times New Roman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 style:writing-mode="lr-tb"/>
      <style:text-properties officeooo:rsid="004026bd" officeooo:paragraph-rsid="00441c80"/>
    </style:style>
    <style:style style:name="P61" style:family="paragraph" style:parent-style-name="Standard">
      <style:paragraph-properties fo:text-align="start" style:justify-single-word="false" fo:break-before="page" style:writing-mode="lr-tb"/>
      <style:text-properties fo:font-weight="normal" officeooo:paragraph-rsid="00087088" style:font-weight-asian="normal" style:font-weight-complex="normal"/>
    </style:style>
    <style:style style:name="P62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087088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026bd" officeooo:paragraph-rsid="00394412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0d382" officeooo:paragraph-rsid="00441c80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0d382" officeooo:paragraph-rsid="004026bd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normal" fo:font-weight="normal" officeooo:rsid="0040c89b" officeooo:paragraph-rsid="004026bd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 style:writing-mode="lr-tb"/>
      <style:text-properties fo:font-weight="bold" officeooo:paragraph-rsid="00087088" style:language-asian="zh" style:country-asian="TW" style:font-weight-asian="bold" style:font-weight-complex="bold"/>
    </style:style>
    <style:style style:name="P68" style:family="paragraph" style:parent-style-name="Standard">
      <style:paragraph-properties fo:text-align="start" style:justify-single-word="false" style:writing-mode="lr-tb"/>
      <style:text-properties fo:font-weight="bold" officeooo:paragraph-rsid="00526c07" style:language-asian="zh" style:country-asian="TW" style:font-weight-asian="bold" style:font-weight-complex="bold"/>
    </style:style>
    <style:style style:name="P69" style:family="paragraph" style:parent-style-name="Standard">
      <style:paragraph-properties fo:text-align="start" style:justify-single-word="false" style:writing-mode="lr-tb"/>
      <style:text-properties fo:font-weight="bold" officeooo:rsid="00526c07" officeooo:paragraph-rsid="00526c07" style:language-asian="zh" style:country-asian="TW" style:font-weight-asian="bold" style:font-weight-complex="bold"/>
    </style:style>
    <style:style style:name="P70" style:family="paragraph" style:parent-style-name="Standard">
      <style:paragraph-properties fo:text-align="start" style:justify-single-word="false" style:writing-mode="lr-tb"/>
      <style:text-properties fo:font-weight="bold" officeooo:paragraph-rsid="00087088" style:font-weight-asian="bold" style:font-weight-complex="bold"/>
    </style:style>
    <style:style style:name="P71" style:family="paragraph" style:parent-style-name="Standard">
      <style:paragraph-properties fo:text-align="start" style:justify-single-word="false" style:writing-mode="lr-tb"/>
      <style:text-properties fo:font-weight="normal" officeooo:paragraph-rsid="00526c07" style:language-asian="zh" style:country-asian="TW" style:font-weight-asian="normal" style:font-weight-complex="normal"/>
    </style:style>
    <style:style style:name="P72" style:family="paragraph" style:parent-style-name="Standard">
      <style:paragraph-properties fo:text-align="start" style:justify-single-word="false" style:writing-mode="lr-tb"/>
      <style:text-properties fo:font-weight="normal" officeooo:rsid="00526c07" officeooo:paragraph-rsid="00526c07" style:language-asian="zh" style:country-asian="TW" style:font-weight-asian="normal" style:font-weight-complex="normal"/>
    </style:style>
    <style:style style:name="P73" style:family="paragraph" style:parent-style-name="Standard">
      <style:paragraph-properties fo:text-align="start" style:justify-single-word="false" style:writing-mode="lr-tb"/>
      <style:text-properties fo:font-weight="normal" officeooo:rsid="00526c07" officeooo:paragraph-rsid="00533f49" style:language-asian="zh" style:country-asian="TW" style:font-weight-asian="normal" style:font-weight-complex="normal"/>
    </style:style>
    <style:style style:name="P74" style:family="paragraph" style:parent-style-name="Standard">
      <style:paragraph-properties fo:text-align="start" style:justify-single-word="false" style:writing-mode="lr-tb"/>
      <style:text-properties fo:font-weight="normal" officeooo:rsid="00533f49" officeooo:paragraph-rsid="00533f49" style:language-asian="zh" style:country-asian="TW" style:font-weight-asian="normal" style:font-weight-complex="normal"/>
    </style:style>
    <style:style style:name="P75" style:family="paragraph" style:parent-style-name="Standard">
      <style:paragraph-properties fo:text-align="start" style:justify-single-word="false" style:writing-mode="lr-tb"/>
      <style:text-properties fo:font-weight="normal" officeooo:rsid="00533f49" officeooo:paragraph-rsid="0054e66e" style:language-asian="zh" style:country-asian="TW" style:font-weight-asian="normal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fo:font-weight="normal" officeooo:rsid="0054e66e" officeooo:paragraph-rsid="0054e66e" style:language-asian="zh" style:country-asian="TW" style:font-weight-asian="normal" style:font-weight-complex="normal"/>
    </style:style>
    <style:style style:name="P77" style:family="paragraph" style:parent-style-name="Standard">
      <style:paragraph-properties fo:text-align="start" style:justify-single-word="false" style:writing-mode="lr-tb"/>
      <style:text-properties fo:font-weight="normal" officeooo:rsid="00550c73" officeooo:paragraph-rsid="00550c73" style:language-asian="zh" style:country-asian="TW" style:font-weight-asian="normal" style:font-weight-complex="normal"/>
    </style:style>
    <style:style style:name="P78" style:family="paragraph" style:parent-style-name="Standard">
      <style:paragraph-properties fo:text-align="start" style:justify-single-word="false" style:writing-mode="lr-tb"/>
      <style:text-properties fo:font-weight="normal" officeooo:paragraph-rsid="00533f49" style:font-weight-asian="normal" style:font-weight-complex="normal"/>
    </style:style>
    <style:style style:name="T1" style:family="text">
      <style:text-properties fo:font-size="15pt" fo:font-weight="bold" style:font-size-asian="15pt" style:language-asian="zh" style:country-asian="TW" style:font-weight-asian="bold" style:font-size-complex="15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officeooo:rsid="00533f49" style:language-asian="zh" style:country-asian="TW"/>
    </style:style>
    <style:style style:name="T5" style:family="text">
      <style:text-properties officeooo:rsid="00579b1f" style:language-asian="zh" style:country-asian="TW"/>
    </style:style>
    <style:style style:name="T6" style:family="text">
      <style:text-properties fo:font-weight="bold" style:language-asian="zh" style:country-asian="TW" style:font-weight-asian="bold" style:font-weight-complex="bold"/>
    </style:style>
    <style:style style:name="T7" style:family="text">
      <style:text-properties fo:font-weight="bold" style:font-name-asian="Liberation Serif1" style:language-asian="zh" style:country-asian="TW" style:font-weight-asian="bold" style:font-name-complex="Liberation Serif1" style:font-weight-complex="bold"/>
    </style:style>
    <style:style style:name="T8" style:family="text">
      <style:text-properties fo:font-weight="normal" style:language-asian="zh" style:country-asian="TW" style:font-weight-asian="normal" style:font-weight-complex="normal"/>
    </style:style>
    <style:style style:name="T9" style:family="text">
      <style:text-properties fo:font-weight="normal" style:font-name-asian="Liberation Serif1" style:language-asian="zh" style:country-asian="TW" style:font-weight-asian="normal" style:font-name-complex="Liberation Serif1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fo:font-style="italic" fo:font-weight="normal" style:font-name-asian="Liberation Serif1" style:font-size-asian="10pt" style:language-asian="zh" style:country-asian="TW" style:font-style-asian="italic" style:font-weight-asian="normal" style:font-name-complex="Liberation Serif1" style:font-size-complex="10pt" style:font-style-complex="italic" style:font-weight-complex="normal"/>
    </style:style>
    <style:style style:name="T12" style:family="text">
      <style:text-properties fo:font-size="10pt" fo:font-style="italic" fo:font-weight="normal" style:font-size-asian="10pt" style:language-asian="zh" style:country-asian="TW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Times New Roman" fo:font-size="12pt" fo:font-style="normal" fo:font-weight="normal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3794d3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394412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40c89b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40d382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423155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officeooo:rsid="0009aaa7"/>
    </style:style>
    <style:style style:name="T20" style:family="text">
      <style:text-properties officeooo:rsid="000bdb00"/>
    </style:style>
    <style:style style:name="T21" style:family="text">
      <style:text-properties officeooo:rsid="0010e055"/>
    </style:style>
    <style:style style:name="T22" style:family="text">
      <style:text-properties officeooo:rsid="001459a3"/>
    </style:style>
    <style:style style:name="T23" style:family="text">
      <style:text-properties officeooo:rsid="0014ecd8"/>
    </style:style>
    <style:style style:name="T24" style:family="text">
      <style:text-properties officeooo:rsid="001587be"/>
    </style:style>
    <style:style style:name="T25" style:family="text">
      <style:text-properties officeooo:rsid="00174066"/>
    </style:style>
    <style:style style:name="T26" style:family="text">
      <style:text-properties officeooo:rsid="0017cb21"/>
    </style:style>
    <style:style style:name="T27" style:family="text">
      <style:text-properties officeooo:rsid="0019a262"/>
    </style:style>
    <style:style style:name="T28" style:family="text">
      <style:text-properties officeooo:rsid="00206f92"/>
    </style:style>
    <style:style style:name="T29" style:family="text">
      <style:text-properties officeooo:rsid="002774e5"/>
    </style:style>
    <style:style style:name="T30" style:family="text">
      <style:text-properties officeooo:rsid="00292bab"/>
    </style:style>
    <style:style style:name="T31" style:family="text">
      <style:text-properties officeooo:rsid="002ae632"/>
    </style:style>
    <style:style style:name="T32" style:family="text">
      <style:text-properties officeooo:rsid="002bb26d"/>
    </style:style>
    <style:style style:name="T33" style:family="text">
      <style:text-properties officeooo:rsid="002f3134"/>
    </style:style>
    <style:style style:name="T34" style:family="text">
      <style:text-properties officeooo:rsid="00305e76"/>
    </style:style>
    <style:style style:name="T35" style:family="text">
      <style:text-properties officeooo:rsid="00345bbf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345bbf"/>
    </style:style>
    <style:style style:name="T38" style:family="text">
      <style:text-properties style:text-position="super 58%" style:font-name="Times New Roman" fo:font-size="12pt" fo:font-style="normal" fo:font-weight="normal" officeooo:rsid="003794d3" style:font-name-asian="Times New Roman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  <style:style style:name="T39" style:family="text">
      <style:text-properties officeooo:rsid="0034f979"/>
    </style:style>
    <style:style style:name="T40" style:family="text">
      <style:text-properties officeooo:rsid="0036c99f"/>
    </style:style>
    <style:style style:name="T41" style:family="text">
      <style:text-properties officeooo:rsid="003aedd3"/>
    </style:style>
    <style:style style:name="T42" style:family="text">
      <style:text-properties officeooo:rsid="003ce7e5"/>
    </style:style>
    <style:style style:name="T43" style:family="text">
      <style:text-properties officeooo:rsid="00480bcc"/>
    </style:style>
    <style:style style:name="T44" style:family="text">
      <style:text-properties officeooo:rsid="00486560"/>
    </style:style>
    <style:style style:name="T45" style:family="text">
      <style:text-properties officeooo:rsid="004cab2e"/>
    </style:style>
    <style:style style:name="T46" style:family="text">
      <style:text-properties officeooo:rsid="00502673"/>
    </style:style>
    <style:style style:name="T47" style:family="text">
      <style:text-properties officeooo:rsid="00526c07"/>
    </style:style>
    <style:style style:name="T48" style:family="text">
      <style:text-properties officeooo:rsid="0054e66e"/>
    </style:style>
    <style:style style:name="T49" style:family="text">
      <style:text-properties officeooo:rsid="00550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span text:style-name="T1">Data Science Concepts - </text:span><text:span text:style-name="T2">Learning Notes for reminder and concept intuition </text:span></text:p>
      <text:p text:style-name="P13"/>
      <text:p text:style-name="P13">(includes Statistics, Linear Algebra, Practical Data Analysis, Machine Learning, Data Mining, Deep Learning)</text:p>
      <text:p text:style-name="P13"/>
      <text:p text:style-name="P14">purpose :</text:p>
      <text:p text:style-name="P14">Some concepts learnt from University lecture notes, textbooks , blogs and papers. </text:p>
      <text:p text:style-name="P14">Get myself easier to grasp the idea when going back to those materials</text:p>
      <text:p text:style-name="P14"/>
      <text:p text:style-name="P13">(todo : insert formula/proof after being good in Latex)</text:p>
      <text:p text:style-name="P13"/>
      <text:p text:style-name="P13">Index :</text:p>
      <text:p text:style-name="P2">ML/DM difference</text:p>
      <text:p text:style-name="P2">ML, Stat. Learning Difference</text:p>
      <text:p text:style-name="P71">Different type of statistics </text:p>
      <text:p text:style-name="P71"><text:span text:style-name="T47">Common Distributions</text:span><text:line-break/>Different Errors</text:p>
      <text:p text:style-name="P2">Random Variable </text:p>
      <text:p text:style-name="P2">Independent, Identically distributed </text:p>
      <text:p text:style-name="P2">Central Limit Theorem</text:p>
      <text:p text:style-name="P2">Pearson Correlation’s Coefficient</text:p>
      <text:p text:style-name="P2">Principal Component Analysis</text:p>
      <text:p text:style-name="P2">Shannon Entropy/Gini Coefficient</text:p>
      <text:p text:style-name="P2">Hypothesis Testing (with t-test,z-test,sign-test,Chi-Square-test, ANOVA)</text:p>
      <text:p text:style-name="P2">Association Rule Mining(Apriori)</text:p>
      <text:p text:style-name="P2">Maximum Likelihood Estimation (MLE)</text:p>
      <text:p text:style-name="P2">Generative vs Discrminative Learning Model for classification(Naive Bayes/<text:span text:style-name="T42">Lapace</text:span> Smoothing<text:span text:style-name="T42">(in progress)</text:span>)</text:p>
      <text:p text:style-name="P2">Bayesian Statistics </text:p>
      <text:p text:style-name="P2">Gradient Descent Algorithm</text:p>
      <text:p text:style-name="P2">Newton’s method(todo)</text:p>
      <text:p text:style-name="P2">Coordinate Ascent(Todo)</text:p>
      <text:p text:style-name="P2">Ensembling methods, Bagging, Boosting</text:p>
      <text:p text:style-name="P2">Support Vector Machine(in progress)</text:p>
      <text:p text:style-name="P2">Data leakage</text:p>
      <text:p text:style-name="P2">Training set , Validation(DEV), Testing Set</text:p>
      <text:p text:style-name="P2">Linear Regression</text:p>
      <text:p text:style-name="P2">Logistic Regression</text:p>
      <text:p text:style-name="P2">Softmax Regression</text:p>
      <text:p text:style-name="P2">Bias Variance Analysis</text:p>
      <text:p text:style-name="P2">Data Cleaning</text:p>
      <text:p text:style-name="P2">Error Metric report </text:p>
      <text:p text:style-name="P3">Neural Network<text:span text:style-name="T41">(In progress)</text:span></text:p>
      <text:p text:style-name="P10">ML project strategy</text:p>
      <text:p text:style-name="P2">EM algorithm (Todo)</text:p>
      <text:p text:style-name="P2">Perceptron (Todo)</text:p>
      <text:p text:style-name="P2">Improving NN(todo)</text:p>
      <text:p text:style-name="P2">K-Nearest Neighbour classifier(todo)</text:p>
      <text:p text:style-name="P2">K-Means clustering(todo)</text:p>
      <text:p text:style-name="P2">Reinforcement Learning(todo)</text:p>
      <text:p text:style-name="P2">Time Series (Todo)</text:p>
      <text:p text:style-name="P2">Markov Model(todo)</text:p>
      <text:p text:style-name="P2"><text:soft-page-break/>NLP (todo)</text:p>
      <text:p text:style-name="P2">RNN(Todo)</text:p>
      <text:p text:style-name="P2">Tokenization(todo)</text:p>
      <text:p text:style-name="P2">Recommender System(todo)</text:p>
      <text:p text:style-name="P2">XGBoost(todo)</text:p>
      <text:p text:style-name="P2">MapReduce(todo)</text:p>
      <text:p text:style-name="P2">Common Statistical Distribution(Poisson/Gaussian/Multinominal/Binominal)(todo)</text:p>
      <text:p text:style-name="P2">Convex optimization(Todo)<text:line-break/>ICA(todo)</text:p>
      <text:p text:style-name="P2">Generalized Linear Model</text:p>
      <text:p text:style-name="P2">Data characteristics</text:p>
      <text:p text:style-name="P2"/>
      <text:p text:style-name="P2">Weighted least square. </text:p>
      <text:p text:style-name="P2">Learning Theory.</text:p>
      <text:p text:style-name="P2"/>
      <text:p text:style-name="P14">ML/DM difference :</text:p>
      <text:p text:style-name="P15">-- <text:span text:style-name="T3">can share the same</text:span> technique<text:span text:style-name="T3">s</text:span> ( SVM, <text:span text:style-name="T3">Lin R</text:span>, Logistic R, <text:span text:style-name="T3">neural network </text:span>.. ),Both can be used for prediction. </text:p>
      <text:p text:style-name="P15">ML - we program something (predict a model for future preduction) using data</text:p>
      <text:p text:style-name="P15">DM - we use data to build model to create knowledge ( knowledge discovery), to discover pattern from data</text:p>
      <text:p text:style-name="P15"/>
      <text:p text:style-name="P14">ML, Stat. Learning Difference :</text:p>
      <text:p text:style-name="P15"><text:span text:style-name="T3">SL</text:span> studies on stat. Inference <text:span text:style-name="T3">of the parameters</text:span>, <text:span text:style-name="T3">ML focus on prediction. </text:span></text:p>
      <text:p text:style-name="P15"/>
      <text:p text:style-name="P15"><text:span text:style-name="T6">Statistics</text:span><text:span text:style-name="T3"> -- how to collect data, interpret data, reach conclusion about data. </text:span></text:p>
      <text:p text:style-name="P15"><text:span text:style-name="T6">Descriptive Stat</text:span><text:span text:style-name="T3"> -- mean/var/skewness to discribe data, visualization </text:span></text:p>
      <text:p text:style-name="P15"><text:span text:style-name="T6">Inferential Stat</text:span><text:span text:style-name="T3"> -- estimation , hypothesis testing</text:span></text:p>
      <text:p text:style-name="P15"><text:span text:style-name="T6">ML(Predictive modeling) vs Stat(Stat learning)</text:span><text:span text:style-name="T3"> -- use algo to model data vs studies of maths of model and goodness of fit.</text:span></text:p>
      <text:p text:style-name="P15"><text:span text:style-name="T6">Exploratory data analysis</text:span><text:span text:style-name="T3"> -- summarization and visualization of data. </text:span></text:p>
      <text:p text:style-name="P15"><text:span text:style-name="T6">Data Mining</text:span><text:span text:style-name="T3"> -- finding patterns/relationship in data.</text:span></text:p>
      <text:p text:style-name="P15"/>
      <text:p text:style-name="P13">Error :</text:p>
      <text:p text:style-name="P15"><text:span text:style-name="T6">Generalization error:</text:span><text:span text:style-name="T3"> errors rate that a model worked on unseen data. i.e. test error</text:span></text:p>
      <text:p text:style-name="P17">in ML, Stat.L, <text:s/>GE = measure of how accurate an algorithm to predict previously unseen data. sometimes = test error</text:p>
      <text:p text:style-name="P17">It includes irreducible error (Noise), Bias : <text:s/>models' too simple(underfitting) , Variance : model too complicated(overfitting), captured too many noise in training data.</text:p>
      <text:p text:style-name="P15"/>
      <text:p text:style-name="P15"><text:span text:style-name="T6">Standard error :</text:span><text:span text:style-name="T3"> Standard error of mean.</text:span></text:p>
      <text:p text:style-name="P15"><text:span text:style-name="T6">Training Error : </text:span><text:span text:style-name="T8">error (rate) obtained during training. e.g. misclassification rate during training</text:span></text:p>
      <text:p text:style-name="P15"><text:span text:style-name="T6">DEV error : </text:span><text:span text:style-name="T8">error rate obtained during parameter tuning of the trained model. </text:span></text:p>
      <text:p text:style-name="P15"><text:span text:style-name="T6">Test Error : </text:span><text:span text:style-name="T8">for validation. </text:span></text:p>
      <text:p text:style-name="P14"/>
      <text:p text:style-name="P68"><text:span text:style-name="T47">Common Distributions</text:span></text:p>
      <text:p text:style-name="P68"/>
      <text:p text:style-name="P72">Gaussian : <text:span text:style-name="T48">(you should know that very well, the bell shape thing, with common appearance ).</text:span></text:p>
      <text:p text:style-name="P76"/>
      <text:p text:style-name="P73">Bernoulli distribution : <text:span text:style-name="T48">P(X=1) = p , P(X=0) = 1-p . E(X) = p , var(x) = p(1-p) </text:span></text:p>
      <text:p text:style-name="P76">example : a coin flip, where someone like a Netlfix movie. </text:p>
      <text:p text:style-name="P76"/>
      <text:p text:style-name="P75"><text:soft-page-break/>Binominal : <text:span text:style-name="T48">Generalization of Bernoulli </text:span><text:span text:style-name="T49">to multiple trials : </text:span></text:p>
      <text:p text:style-name="P77">p(x) = nCr * p^x * (1-p)^(1-x)</text:p>
      <text:p text:style-name="P77">example : n trails of flipping of coins, having x times of head.</text:p>
      <text:p text:style-name="P77"/>
      <text:p text:style-name="P74">Multinominal Distribution : <text:span text:style-name="T49">similar to Binominal,</text:span></text:p>
      <text:p text:style-name="P77">example : n trails of rolling a dice, having x times of ‘3’</text:p>
      <text:p text:style-name="P77"/>
      <text:p text:style-name="P78"><text:span text:style-name="T4">Poisson : </text:span><text:span text:style-name="T5">p(x) = e^[-(lambda)x]/x!</text:span></text:p>
      <text:p text:style-name="P78"><text:span text:style-name="T5"/></text:p>
      <text:p text:style-name="P13">Random Variable :</text:p>
      <text:p text:style-name="P2">A numerical variable, having it values comes in an associated probability.</text:p>
      <text:p text:style-name="P2">e.g. Faired Dice rolling value X {1,2,3,4,5,6} , each having probability 1/6 </text:p>
      <text:p text:style-name="P11"/>
      <text:p text:style-name="P13">Independent, Identically distributed(iid):</text:p>
      <text:p text:style-name="P2">Independent -- <text:s/>different samples have no correlations , formal P(x and y) = P(x)*P(y)</text:p>
      <text:p text:style-name="P2">Identically distributed -- have the same distribution </text:p>
      <text:p text:style-name="P11"/>
      <text:p text:style-name="P13">Central Limit Theorem (proof omitted): </text:p>
      <text:p text:style-name="P2">When sample size is large enough, the sample means will comes in Normal distribution with (Population of any distribution)</text:p>
      <text:p text:style-name="P2">sample mean = population mean </text:p>
      <text:p text:style-name="P2">and sample SD = Population SD/sqrt(n)</text:p>
      <text:p text:style-name="P11"/>
      <text:p text:style-name="P13">Pearson coefficient :</text:p>
      <text:p text:style-name="P2">–measure RV’s correlation. </text:p>
      <text:p text:style-name="P2">-- range from -1 to 1, standardized value of correlation, 1 large, LINEAR relationship between 2 RVs, 0 independent.</text:p>
      <text:p text:style-name="P2">-- but easily affected by outliers. </text:p>
      <text:p text:style-name="P11"/>
      <text:p text:style-name="P11"/>
      <text:p text:style-name="P11"/>
      <text:p text:style-name="P13">Correlation vs Causation </text:p>
      <text:p text:style-name="P2">Correlation does not means causation , sales of ice-cream has high correlation with opening hour of aircon, but there is a</text:p>
      <text:p text:style-name="P2">third factor (weather, temperature)</text:p>
      <text:p text:style-name="P11"/>
      <text:p text:style-name="P13">PCA(Principal Component Analysis) : </text:p>
      <text:p text:style-name="P2">-- problem : too many features(too high dimension) , we want to combine some features into one by linear combination</text:p>
      <text:p text:style-name="P2">-- But we still want to maximize the variance of new feature,so that the one component still collects the most "uniqueness" from the data set.</text:p>
      <text:p text:style-name="P2">( to minimize the reconstruction error ) </text:p>
      <text:p text:style-name="P2">-- in his case transformed vectors will lose the min. consistuent elements characteristics (compressed lesser other-dimension ) </text:p>
      <text:p text:style-name="P2">-- it is found by finding the project of "principle axis" of the data in features </text:p>
      <text:p text:style-name="P2">and features are projected into this axis to form the new feature. </text:p>
      <text:p text:style-name="P2">-- it can be proved that max var. is equivalent to finding max. eigenvalue and it associated eigenvector ( principal axis ).</text:p>
      <text:p text:style-name="P11"/>
      <text:p text:style-name="P13">Greedy Algorithm : </text:p>
      <text:p text:style-name="P2">-- We have no algo to find an optimal solution, and brute force is too costly. </text:p>
      <text:p text:style-name="P2"><text:soft-page-break/>-- We define an objective(e.g. largest reduction in entropy in decision tree, which we conform to and make the (most/best) of it. )</text:p>
      <text:p text:style-name="P2">-- Greedy Algorithm generally not finding optimal solution, but based on an objective(e.g. personal interest/Information Gain)</text:p>
      <text:p text:style-name="P2">Dynamic programming is used with Greedy Algorithm to break down bigger problem into smaller problem and fix it. </text:p>
      <text:p text:style-name="P11"/>
      <text:p text:style-name="P13">Shannon Entropy Concept ( for decision tree ID3、C4.5、C5.0) :</text:p>
      <text:p text:style-name="P2">( ref : https://arxiv.org/abs/1405.2061)</text:p>
      <text:p text:style-name="P2">How Entropy formula relates to certainty. </text:p>
      <text:p text:style-name="P2">-- Surprise ( events of low probability ), </text:p>
      <text:p text:style-name="P2">(1) Measure the EXPECTED average min. amount of information (number of bits) used to store a distribution of event, </text:p>
      <text:p text:style-name="P2">to save bits, we generally use smaller number of bits to indicate higher change event (e.g. 01 ) and larger number </text:p>
      <text:p text:style-name="P2">of bits to denote smaller chance event (e.g. 00100101 ). This can be calculated by Shannon Entropy formula. </text:p>
      <text:p text:style-name="P2">(2) evenly distributed events(10*10%) (no surprise/uncertain) generally has highest entropy </text:p>
      <text:p text:style-name="P2">( we cannot do optimization to assign higher number of bits to lesser chance events ), more certain cases(80%,10%,10%..) use lesser </text:p>
      <text:p text:style-name="P2">bytes. </text:p>
      <text:p text:style-name="P2">=&gt; Entropy formula measure the uncertainty of event distribution. =&gt; higher entropy, higher uncertainty </text:p>
      <text:p text:style-name="P11"/>
      <text:p text:style-name="P2">How certainty relates to Decision Tree.</text:p>
      <text:p text:style-name="P2">IG (Information Gain) =&gt; amount reduction in entropy =&gt; amount of uncertainty removed.</text:p>
      <text:p text:style-name="P2">With this splitting, we are in a more certain position make decision.</text:p>
      <text:p text:style-name="P11"/>
      <text:p text:style-name="P11"/>
      <text:p text:style-name="P2">Some Decision tree are the greedy algorithm aiming to minimize the largest entropy (greatest information gain) first. </text:p>
      <text:p text:style-name="P2">=&gt; DT is to do splitting on the feature which provides highest promotion of certainty. </text:p>
      <text:p text:style-name="P2">e.g. P(C_1|A_1) = 0.4/P(C_2|A_1) = 0.6/P(C_1|A_2) = 0.4/P(C_2|A_2) = 0.6 </text:p>
      <text:p text:style-name="P2">&lt;-- less certain , even after answering this question, we do not gain much information. </text:p>
      <text:p text:style-name="P11"/>
      <text:p text:style-name="P2">P(C_1|B_1) = 0.01,P(C_2|B_1) = 0.99,P(C_1|B_2) = 0.99,P(C_2|B_2) = 0.01 </text:p>
      <text:p text:style-name="P2">=&gt; We will choose Splitting on B instead of A first, and we probably will discard the splitting on A. </text:p>
      <text:p text:style-name="P11"/>
      <text:p text:style-name="P2">e.g. features, M/F , Tall/Short, muscular/thin =&gt; play basketball </text:p>
      <text:p text:style-name="P2">M/F less IG , T/S highest IG, M/T middle IG</text:p>
      <text:p text:style-name="P2">(same percentage of M/F player basketball, <text:s/>short people generally wont play <text:s/>)</text:p>
      <text:p text:style-name="P2">Tree may be </text:p>
      <text:p text:style-name="P2">Short -&gt; not player , Tall -&gt; next </text:p>
      <text:p text:style-name="P2">Tall+Thin -&gt; not player , Tall+muscular -&gt; player </text:p>
      <text:p text:style-name="P2">M/F too low IG , not considered</text:p>
      <text:p text:style-name="P11"/>
      <text:p text:style-name="P15"><text:span text:style-name="T6">Gini impurity (CART)</text:span><text:span text:style-name="T8"> , usage : similar to Entropy </text:span></text:p>
      <text:p text:style-name="P2">This is the probably of a class of object randomly put into the distribution, what is the probability of misclassification </text:p>
      <text:p text:style-name="P2">higher =&gt; more uncertain</text:p>
      <text:p text:style-name="P2">in this case : 1-p1^2 - p2^2 ...... <text:s/>,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https://www.jmp.com/en_hk/statistics-knowledge-portal/t-test/two-sample-t-test.html</text:p>
      <text:p text:style-name="P11"/>
      <text:p text:style-name="P13">Hypothesis Testing (with t-test,z-test,sign-test) :</text:p>
      <text:p text:style-name="P11"/>
      <text:p text:style-name="P2">H0(Null Hypothesis) - Assumption failed to be rejected</text:p>
      <text:p text:style-name="P2">H1(Alternative Hypothesis) - Assumption rejected at some level significance </text:p>
      <text:p text:style-name="P11"/>
      <text:p text:style-name="P13">one-tail-test vs 2-tail-test, 95% confidence interval as example,</text:p>
      <text:p text:style-name="P2">one tail → whether the value has increased/decreased. (Question : data fall in last max/min 5% of distribution )</text:p>
      <text:p text:style-name="P2">2-tail → whether the value has changed. (Question : data fall in 2 ending 2.5% section of distribution )</text:p>
      <text:p text:style-name="P11"/>
      <text:p text:style-name="P13">p-value :</text:p>
      <text:p text:style-name="P2">The probability that the sample gives such a (or more extreme) result, given the condition that H0 is true. </text:p>
      <text:p text:style-name="P2">It is tested against significant level (e.g. 95%/99% ) for Hypothesis testing </text:p>
      <text:p text:style-name="P2">p-value obtained by sample is used to compare against a critical value of a sig. level for H-Test</text:p>
      <text:p text:style-name="P2">p-value&lt;critical value =&gt; not sig. result , failed to reject H0</text:p>
      <text:p text:style-name="P2">p-value&gt;critical value =&gt; sig. result , reject H0</text:p>
      <text:p text:style-name="P2">e.g. sample = 100 , mean = 25 min , p-value = P(mean &gt; 25 min | H0 true )</text:p>
      <text:p text:style-name="P11"/>
      <text:p text:style-name="P13">Assume Sig. level = 95%</text:p>
      <text:p text:style-name="P2">Type I Error : Incorrect rejection of a true H0, false positive </text:p>
      <text:p text:style-name="P2">Type II Error : H1 is in fact true but we failed to reject H0, false negative</text:p>
      <text:p text:style-name="P11"><text:soft-page-break/></text:p>
      <text:p text:style-name="P11"/>
      <text:p text:style-name="P15"><text:span text:style-name="T6">T-test : </text:span><text:span text:style-name="T8">( sample size &lt; 30 , or (unknown population var AND sample size large) or known normal distribution )</text:span></text:p>
      <text:p text:style-name="P2">1-sample-test : test whether mean of single population = target value ( is mean this sample of this population = 30) </text:p>
      <text:p text:style-name="P11"/>
      <text:p text:style-name="P15"><text:span text:style-name="T6">2-sample-test : </text:span><text:span text:style-name="T8">test whether means of 2 population are different ( does mean of height of female diff from mean of height of male )</text:span></text:p>
      <text:p text:style-name="P2">Paired T : Test whether difference between 2 dependent = target value ( does mean of weight diff after taking weight loss pill )</text:p>
      <text:p text:style-name="P11"/>
      <text:p text:style-name="P2">python : ttest_rel(data1, data2) // from scipy.stats import ttest_rel</text:p>
      <text:p text:style-name="P11"/>
      <text:p text:style-name="P15"><text:span text:style-name="T6">Z-test</text:span><text:span text:style-name="T8">( assumed normal distribution , used when known population variance or sample size &gt;= 30 )</text:span></text:p>
      <text:p text:style-name="P2">1-sample-test: test whether sample mean =/= population mean </text:p>
      <text:p text:style-name="P2">2-sample-test: test wether means of 2 samples are different.</text:p>
      <text:p text:style-name="P11"/>
      <text:p text:style-name="P2">t-test use sample SD , z-test used population SD</text:p>
      <text:p text:style-name="P11"/>
      <text:p text:style-name="P13">ANOVA</text:p>
      <text:p text:style-name="P14"/>
      <text:p text:style-name="P15"><text:span text:style-name="T6">one-way :</text:span><text:span text:style-name="T8"> H0: all sample independent distribution are equals , H1: one or more sample mean(s) is/are not equal</text:span></text:p>
      <text:p text:style-name="P2">python : stat, p = f_oneway(data1, data2, data3) // from scipy.stats import f_oneway</text:p>
      <text:p text:style-name="P15"><text:span text:style-name="T6">Repeated Measures ANOVA Test : </text:span><text:span text:style-name="T8">H0: aAll paired sample distributions are equal , H1: One or more paired sample distributions are not equal.</text:span></text:p>
      <text:p text:style-name="P11"/>
      <text:p text:style-name="P13">Chi square test (Goodness of fit) </text:p>
      <text:p text:style-name="P14"/>
      <text:p text:style-name="P2">full example : https://stattrek.com/chi-square-test/goodness-of-fit.aspx</text:p>
      <text:p text:style-name="P13">Given categorical variable , it is used in Hypothesis test whether the sample data consistent(H0) with a specified distribution or not (Ha)</text:p>
      <text:p text:style-name="P2">e.g. Merchant claimed that the draw have 10% gold, 20% silver, 70% bronze coin , we have 2% gold, 8 % silver, 92% bronze coin in sample </text:p>
      <text:p text:style-name="P12"><text:s/></text:p>
      <text:p text:style-name="P11"/>
      <text:p text:style-name="P13">Chi square test (Independence ) :</text:p>
      <text:p text:style-name="P2">full example : https://stattrek.com/chi-square-test/independence.aspx</text:p>
      <text:p text:style-name="P2">-- applicable to X2 test apply to categorical variable, each sample size happens at least n&gt;=5, sample is simple random sampleing </text:p>
      <text:p text:style-name="P2">-- case similar to GoF test, just to check whether 2 distribution are depenent or not. </text:p>
      <text:p text:style-name="P11"/>
      <text:p text:style-name="P2">One-way Test : whether in a group of distribution , whether means are different by examining the variance.</text:p>
      <text:p text:style-name="P15"><text:span text:style-name="T8">ref : </text:span><text:a xlink:type="simple" xlink:href="https://online.stat.psu.edu/stat500/lesson/10/10.1" text:style-name="Internet_20_link" text:visited-style-name="Visited_20_Internet_20_Link"><text:span text:style-name="Internet_20_link"><text:span text:style-name="T8">https://online.stat.psu.edu/stat500/lesson/10/10.1</text:span></text:span></text:a></text:p>
      <text:p text:style-name="P11"/>
      <text:p text:style-name="P11"/>
      <text:p text:style-name="P13">Association Rule Mining , basket analysis (Apriori algo)</text:p>
      <text:p text:style-name="P2">Original Paper : https://www2.cs.duke.edu/courses/spring02/cps296.1/papers/AS-VLDB94.pdf</text:p>
      <text:p text:style-name="P11"/>
      <text:p text:style-name="P15"><text:span text:style-name="T6">Support</text:span><text:span text:style-name="T8"> : Itemset occurence rate, count(I)/count(total transaction), &gt; minsup called freq. itemset </text:span></text:p>
      <text:p text:style-name="P15"><text:soft-page-break/><text:span text:style-name="T6">Confidence</text:span><text:span text:style-name="T8"> : <text:s/>I1 and I2 = NULL, definition : support(I1 &amp; I2)/support(I1) = P(I2|I1)</text:span></text:p>
      <text:p text:style-name="P15"><text:span text:style-name="T6">Lift</text:span><text:span text:style-name="T8"> : support(I1 &amp; I2) / support(I2)*support(I1) </text:span></text:p>
      <text:p text:style-name="P2">if Lift &gt; 1 , I1 and I2 , I1 and I2 are likely to be bought together. </text:p>
      <text:p text:style-name="P2">if lift = 1, independent </text:p>
      <text:p text:style-name="P2">if Lift &lt; 1, adverse relationship </text:p>
      <text:p text:style-name="P11"/>
      <text:p text:style-name="P2">Why lift? (why conf not enough? ) conf may give illusive result when P(I1) is small and P(I2) is large.</text:p>
      <text:p text:style-name="P2">&lt;- This is equivalent to saying, If I buy I1 then I will also by I2 at a confident rate.</text:p>
      <text:p text:style-name="P11"/>
      <text:p text:style-name="P2">ARM is to find all rules : I1-&gt;I2, having support &gt; minsup , confidence &gt; minconf</text:p>
      <text:p text:style-name="P2">NOTE:</text:p>
      <text:p text:style-name="P2">(1) I1 and I2 are disjoint </text:p>
      <text:p text:style-name="P2">(2) meaning: if transaction includes Itemset1 then it also has Itemset2</text:p>
      <text:p text:style-name="P11"/>
      <text:p text:style-name="P2">Important properties : </text:p>
      <text:p text:style-name="P2">(1) Every subset of a frequent set is frequent set , more generally if A is superset of B : A freq =&gt; B freq , B not freq, A not freq</text:p>
      <text:p text:style-name="P2">(2) support(A&amp;B) &lt; support(B) (anti-monotone property)</text:p>
      <text:p text:style-name="P11"/>
      <text:p text:style-name="P2">Step I : Freq. items computation(using property (1))</text:p>
      <text:p text:style-name="P2">Step II : rule generation</text:p>
      <text:p text:style-name="P11"/>
      <text:p text:style-name="P2">Simple Demo : </text:p>
      <text:p text:style-name="P2">Step I: </text:p>
      <text:p text:style-name="P2">1. Assume : A,B,C freq, generate AB,AC,BC (by property 1 ) , ABC (only if AB,AC,BC are frequent) </text:p>
      <text:p text:style-name="P2">STEP II:</text:p>
      <text:p text:style-name="P2">2. if ABC freq, we have about 2^k possible rules. e.g. A-&gt;BC ... BC-&gt;A....</text:p>
      <text:p text:style-name="P2">by property of following : conf ({beer, bread} → {milk}) ≥ conf ({beer} → {milk, bread}). (by conf definition)</text:p>
      <text:p text:style-name="P2">Since support(beer,milk,bread)/support(beer, bread) &lt; support(beer,milk,bread)/support(milk) </text:p>
      <text:p text:style-name="P2">if abc → d <text:s/>not a rule , then ab → cd ,ac → bd , a-&gt;bcd also not a rule.</text:p>
      <text:p text:style-name="P11"/>
      <text:p text:style-name="P11"/>
      <text:p text:style-name="P13">Maximum Likelihood Estimation (MLE):</text:p>
      <text:p text:style-name="P2">When we have a set of sample data, we want to find the best parameter of a model (e.g. mean, standard deviation ) which is best fit to this observation ( sampled data). best chance (max. likelihood) that fit this model. f(X|theta)</text:p>
      <text:p text:style-name="P11"/>
      <text:p text:style-name="P2">maximize the L(theta) = p(Data|Theta) <text:s/></text:p>
      <text:p text:style-name="P11"/>
      <text:p text:style-name="P13">Interpreting Likelihood function : </text:p>
      <text:p text:style-name="P14"/>
      <text:p text:style-name="P2">L(theta) {or L(theta|X) }is defined as p(X|theta), the distribution of x (which is observed sample, note in classification samples </text:p>
      <text:p text:style-name="P2">notice in GLM MAP is used instead of MLE ) given the variation of parameters </text:p>
      <text:p text:style-name="P2">In interpreting L , we have to think in the context of parameter estimation, therefore it is the variation of theta</text:p>
      <text:p text:style-name="P2">it is L(theta|x) because we are working based on the observed samples x. </text:p>
      <text:p text:style-name="P11"/>
      <text:p text:style-name="P11"/>
      <text:p text:style-name="P2"><text:soft-page-break/>x is multivariate , and x1,... xn are independent, we have L(Theta) = p(x1|theta)*p(x2|theta).... p(xn|theata) , if every increasing, can apply</text:p>
      <text:p text:style-name="P2">log likelihood.</text:p>
      <text:p text:style-name="P2">We target to find theta that make the observed sample most likely (this theta is most probable for the observed data), i.e. to maximize p(Data|Theta)</text:p>
      <text:p text:style-name="P11"/>
      <text:p text:style-name="P11"/>
      <text:p text:style-name="P15"><text:span text:style-name="T6">Unbias Estimator </text:span><text:span text:style-name="T8">: sample parameters (e.g.mean,sd) that will = the population value when sampled infinitely. </text:span></text:p>
      <text:p text:style-name="P11"/>
      <text:p text:style-name="P13">Linear Discriminant Analysis :</text:p>
      <text:p text:style-name="P14"/>
      <text:p text:style-name="P13">Generative vs Discrminative Learning Model for classification <text:s/></text:p>
      <text:p text:style-name="P13">(ref : CS229 notes2 Generative ) </text:p>
      <text:p text:style-name="P14"/>
      <text:p text:style-name="P2">D - example : Logistic Regression.</text:p>
      <text:p text:style-name="P2">G - example : Naive Bayes Classifier , Gaussian Discriminant Analysis</text:p>
      <text:p text:style-name="P2">suppose 2 classes y1, y2 cases, x be features</text:p>
      <text:p text:style-name="P2">Discriminative : [1] construct model (p(y|x) using selected algorithm ) [2] to classify y based on x &lt;=&gt; to see p(y1|x) or p(y2|x) is greater for hypothesis. </text:p>
      <text:p text:style-name="P2">Generative : Approach to find p(y|x), instead of finding p(y|x) directly , </text:p>
      <text:p text:style-name="P2">model p(x|y) and p(y) (or p(x,y)) (given known classes, observe the distribution of its features) ,then use <text:s/>p(x|y)p(y)/p(x) to find p(y|x)</text:p>
      <text:p text:style-name="P2">p(x) can be omitted because argmax y p(y|x) = argmax y p(x|y)p(y) = argmax y (p(x AND y))</text:p>
      <text:p text:style-name="P11"/>
      <text:p text:style-name="P2">which means : In the modeling process , if want to find max. p(y|x) </text:p>
      <text:p text:style-name="P2">( Note in here, the concept is very similar (in fact the same) to MLE for parameter estimation , but in fact here, we are having trying y =1/y=0 , variating the class instead of </text:p>
      <text:p text:style-name="P2">parameter variation )</text:p>
      <text:p text:style-name="P11"/>
      <text:p text:style-name="P2">it is the same as finding max value of (p(x AND y)) during our observation.</text:p>
      <text:p text:style-name="P11"/>
      <text:p text:style-name="P2">p(y|x) means given features, the distribution of p(y) which is h(x)</text:p>
      <text:p text:style-name="P2">p(x|y) found by we have samples which is classified , we observe their features. </text:p>
      <text:p text:style-name="P2">y = elephant ,man, x = height </text:p>
      <text:p text:style-name="P11"/>
      <text:p text:style-name="P2">What does "argmax y p(y|x) = argmax y p(x|y)p(y)" means ? </text:p>
      <text:p text:style-name="P2">e.g. </text:p>
      <text:p text:style-name="P2">for case where y = {0,1} <text:s/><text:tab/><text:tab/></text:p>
      <text:p text:style-name="P2">we find p(x|y=1)p(y=1) &gt; p(x|y=0)p(y=0), then argmax y.... <text:s/>is 1 , </text:p>
      <text:p text:style-name="P2">same as when given x, we classify y = 1 because p(y=1|x) &gt; p(y=0|x) { finding argmax y p(y|x)}</text:p>
      <text:p text:style-name="P11"/>
      <text:p text:style-name="P2">Assume we have a new case to classify </text:p>
      <text:p text:style-name="P2">we consider p(x1, . . . , x50000|y) ( some x's one , some x's zero ) </text:p>
      <text:p text:style-name="P2">= p(x1|y)p(x2|y, x1)p(x3|y, x1, x2)· · · p(x50000|y, x1, . . . , x49999) (by Bayes rule)</text:p>
      <text:p text:style-name="P2">= p(x1|y)p(x2|y)p(x3|y)· · · p(x50000|y) (by Naive Bayes assumption)</text:p>
      <text:p text:style-name="P2">=&gt; classified y = argmax y p(y) p(xi|y)..... p(xn|y)</text:p>
      <text:p text:style-name="P11"/>
      <text:p text:style-name="P11"/>
      <text:p text:style-name="P13">Bayesian Statistics (Concept)</text:p>
      <text:p text:style-name="P14"/>
      <text:p text:style-name="P2">Bayesian Theorem : p(x,y) = p(y|x)p(x) = p(x|y)p(y)</text:p>
      <text:p text:style-name="P2"><text:soft-page-break/>Bayesian Learning : </text:p>
      <text:p text:style-name="P2">p(Theta | Data ) {Posterier}</text:p>
      <text:p text:style-name="P2">= p(Data | Theta ){likelihood} * p(Theta) {prior} /p(Data) {Normalization}</text:p>
      <text:p text:style-name="P2">A view : (https://www.stat.auckland.ac.nz/~brewer/stats331.pdf)</text:p>
      <text:p text:style-name="P2">Prior : initial guess</text:p>
      <text:p text:style-name="P2">Likelihood : given initial guess, we have this sample data</text:p>
      <text:p text:style-name="P2">Then final estimation = Posterier = prior + likelihood update </text:p>
      <text:p text:style-name="P11"/>
      <text:p text:style-name="P15"><text:span text:style-name="T6">Gradient Descent Algorithm</text:span><text:span text:style-name="T8">(details : Coursera StandfordOnline - ML, CS229 notes, e.g. finding min. of least square, though it already has simple, closed form solution in matrix representation )</text:span></text:p>
      <text:p text:style-name="P15"><text:span text:style-name="T8">-- purpose : numerical method to find </text:span><text:span text:style-name="T6">local max/min </text:span><text:span text:style-name="T8">of a multivariate function. </text:span></text:p>
      <text:p text:style-name="P2">-- follow the gradient of a function , gradient is proved to the direction of steepest descent (negative direct of steepest ascent).</text:p>
      <text:p text:style-name="P15"><text:span text:style-name="T8">–</text:span><text:span text:style-name="T9"> </text:span><text:span text:style-name="T8">can apply to non-convex function, but may fall to local min instead of global min.</text:span></text:p>
      <text:p text:style-name="P15"><text:span text:style-name="T8">–</text:span><text:span text:style-name="T9"> </text:span><text:span text:style-name="T8">Used in Linear/logistic regression(for optimizating least square error function), neural network </text:span></text:p>
      <text:p text:style-name="P11"/>
      <text:p text:style-name="P2">Batch GD -- use all samples for each step of GD (ref: definition least square derivative function in GD)</text:p>
      <text:p text:style-name="P2">mini-batch GD -- use shuffled subset of sample for each step , lesser computing cost</text:p>
      <text:p text:style-name="P2">Stochastic GD -- special case of mini-batch GD , just use one sample for each step, claimed to be as good as Batch GD. (how?)</text:p>
      <text:p text:style-name="P11"/>
      <text:p text:style-name="P2">alpha -- step size, large -&gt; faster , but leads to steps oscillation around the minimum, need some detection algo.</text:p>
      <text:p text:style-name="P2"/>
      <text:h text:style-name="P1" text:outline-level="1"><text:span text:style-name="T30">E</text:span>xponentially weighted average : <text:span text:style-name="T30">vt = beta*vt-1+(1-beta)(current value), </text:span><text:span text:style-name="T31">have smoothing effect, reduce fluctuation. (optionally there is bias correction, for correcting initial values.) , </text:span><text:span text:style-name="T32">used in mini-batch/stochastic GD, due to randomness of </text:span></text:h>
      <text:p text:style-name="P5">GD with momentum (Intuition) : </text:p>
      <text:p text:style-name="P6">In NN case, <text:s/>w(t+1) = w(t) - (alpha)dL/dw, </text:p>
      <text:p text:style-name="P6">with momentum , in minibatch/SGD case.</text:p>
      <text:p text:style-name="P6">z(k+1) = beta*z(k)+dL/dw </text:p>
      <text:p text:style-name="P6">w(t+1) = w(t) – alpha*dL/dw</text:p>
      <text:p text:style-name="P6">smoothing effect made, <text:span text:style-name="T33">weight given to the gradient in previous steps as smoother, </text:span><text:span text:style-name="T34">we believe that the function wont change that much &lt;=&gt; weight given to history gradient.</text:span></text:p>
      <text:p text:style-name="P7">RMSprop also for smoothing, </text:p>
      <text:p text:style-name="P7">Adam = RMSprop + Momentum.</text:p>
      <text:p text:style-name="P8">Learning Rate decay→ some formula applied to Learning rate alpha, make it larger steps initially, smaller step in later steps.</text:p>
      <text:p text:style-name="P9"/>
      <text:p text:style-name="P4"/>
      <text:p text:style-name="P13">Ensembling methods : (ref : proof with a special case found in cs229 ensemble, no general case proof available )</text:p>
      <text:p text:style-name="P14"/>
      <text:p text:style-name="P2">good : decrease in var, better accuracy , free validation set (Out of Bag data), support missing value</text:p>
      <text:p text:style-name="P2">bad : increase bias, hard to interpret , more expensive ,not additive. </text:p>
      <text:p text:style-name="P11"/>
      <text:p text:style-name="P2">-- It can be proved that variance can be reduced by "averaging error" </text:p>
      <text:p text:style-name="P2">-- by increasing n(number of models, but increase cost ), and decrease correlation of models), to de-correlate models : </text:p>
      <text:p text:style-name="P2">use diff algorithm(SVM,logistic) , use diff training set, Bagging , Boosting </text:p>
      <text:p text:style-name="P11"><text:soft-page-break/></text:p>
      <text:p text:style-name="P15"><text:span text:style-name="T6">Bootstrap</text:span><text:span text:style-name="T8"> : to create multiple samples (size of full samples ) through replacement </text:span></text:p>
      <text:p text:style-name="P2">-- pro : got many different sample sets. Since we assume S = P, replacement can resemble duplication in P. </text:p>
      <text:p text:style-name="P11"/>
      <text:p text:style-name="P13">Bagging ( not limited to DT )</text:p>
      <text:p text:style-name="P2">-- By averaging (aggregrating ) the output of models, or voting for classification, we reduce variance with on p and M. </text:p>
      <text:p text:style-name="P2">-- reduced correlations term w.r.t. single sample(Bootstrap), reduced VAR by increasing number of models </text:p>
      <text:p text:style-name="P2">-- using bootstrap, on avg. only about 2/3 of data is used for training for each tree, remaining data (out-of-bag data) can be used for test set.</text:p>
      <text:p text:style-name="P2">(https://towardsdatascience.com/what-is-out-of-bag-oob-score-in-random-forest-a7fa23d710).</text:p>
      <text:p text:style-name="P2">https://towardsdatascience.com/what-is-out-of-bag-oob-score-in-random-forest-a7fa23d710</text:p>
      <text:p text:style-name="P2">OOB error estimation can rougly give the generalization error, OOB erorr gives an equivalent result to LOOCV</text:p>
      <text:p text:style-name="P2">-- If our test sample does not contain a feature, we can just exclude those model(tree) used that feature in split.</text:p>
      <text:p text:style-name="P11"/>
      <text:p text:style-name="P11"/>
      <text:p text:style-name="P13">Boosting : </text:p>
      <text:p text:style-name="P2">-- Choose a weak learner first(prediction rate just barely &gt; 50% ), </text:p>
      <text:p text:style-name="P2">create more stronger learners, </text:p>
      <text:p text:style-name="P2">then predict results using the averaging of learners.</text:p>
      <text:p text:style-name="P11"/>
      <text:p text:style-name="P2">example : Adaboost <text:s/>https://blog.paperspace.com/adaboost-optimizer/ note the alpha variation and how alpha is applied to data</text:p>
      <text:p text:style-name="P2">-- create stronger learners by increasing the weight of mis-classified data , then </text:p>
      <text:p text:style-name="P2">-- don't know why additive model =&gt; next model dependent on preivous model ( which will increase variance ).</text:p>
      <text:p text:style-name="P2">"Each new weak learner is no longer independent of the previous models in the sequence, meaning that increasing</text:p>
      <text:p text:style-name="P2">M leads to an increase in the risk of overfitting." -- just because the data weight change ? </text:p>
      <text:p text:style-name="P11"/>
      <text:p text:style-name="P13">FASM (Forward Stagewise Additive Modeling)</text:p>
      <text:p text:style-name="P2">-- use lost function L (e.g. residual function y-h(x)) to train the next weak learner</text:p>
      <text:p text:style-name="P2">-- Adaboost is a special case of FASM</text:p>
      <text:p text:style-name="P2">-- note it is an abstract model, not implementation like Adaboost. </text:p>
      <text:p text:style-name="P11"/>
      <text:p text:style-name="P13">Gradient Boosting :</text:p>
      <text:p text:style-name="P14"/>
      <text:p text:style-name="P14"/>
      <text:p text:style-name="P14"/>
      <text:p text:style-name="P13">Support Vector Machine : (SVM Succinctly,CS229 notes) </text:p>
      <text:p text:style-name="P11"/>
      <text:p text:style-name="P13">First assume linearly separable case , (for non-linear separable case, apply kernel for feature mapping )</text:p>
      <text:p text:style-name="P2">Hyperplane : subspace with n-1 dimension, mathamatically : w.x+b, for simplicity , just let y = {-1,1}</text:p>
      <text:p text:style-name="P2">General Idea : We find a hyperplane wich min. distance of data point to the plane (geometric margin ) is greatest. (***) , for all samples</text:p>
      <text:p text:style-name="P2">f = y(w.x + b) , f : functional margin, w.x+b is the prediction , y is the actual sampled data, </text:p>
      <text:p text:style-name="P2"><text:soft-page-break/>if prediction is correct =&gt; f +ve , otherwise f -ve </text:p>
      <text:p text:style-name="P2">w have to be normalized -&gt; w/|w| for fair comparison</text:p>
      <text:p text:style-name="P2">=&gt; f = y((w/|w|).x+(b/|w|))</text:p>
      <text:p text:style-name="P11"/>
      <text:p text:style-name="P13">Function Margin vs Geometric Margin</text:p>
      <text:p text:style-name="P2">GM is just scaled version of FM by |w|, GM = FM/|w|</text:p>
      <text:p text:style-name="P2">FM only tell whether properly classified (properly classified =&gt; +ve or missclassified -ve), GM can tell the the confidence.</text:p>
      <text:p text:style-name="P2">FM is introduced to provide intuition to distance maximization ( thinking this way, FM is more like geometric, but in actual computation ,</text:p>
      <text:p text:style-name="P2">we need GM for correctness of confidence. It is because can always scale up FM to increase the distance of data point to hyperplane, which is </text:p>
      <text:p text:style-name="P2">meaningless. ) (ref : https://stackoverflow.com/questions/20058036/svm-what-is-a-functional-margin) </text:p>
      <text:p text:style-name="P11"/>
      <text:p text:style-name="P2">Simplified Derivation :</text:p>
      <text:p text:style-name="P2">For a particular sample i (xi,yi)</text:p>
      <text:p text:style-name="P11"/>
      <text:p text:style-name="P2">Geometric Margin = min (ri) </text:p>
      <text:p text:style-name="P2">where ri = functional margin / |w| = yi( (w/|w|).xi + b/|w| )</text:p>
      <text:p text:style-name="P11"/>
      <text:p text:style-name="P2">Optimal separating Hyperplane (w,b) for data is the plane where GM is largest.</text:p>
      <text:p text:style-name="P11"/>
      <text:p text:style-name="P2">ie</text:p>
      <text:p text:style-name="P2">maximize M subject to ri &gt;= M for all i</text:p>
      <text:p text:style-name="P15"><text:span text:style-name="T9"><text:s/></text:span><text:span text:style-name="T8">(w,b) </text:span></text:p>
      <text:p text:style-name="P2">It is finally a convex optimization, or a quadratic programming) problem : </text:p>
      <text:p text:style-name="P11"/>
      <text:p text:style-name="P2">minimize 1/2 * |w|^2</text:p>
      <text:p text:style-name="P2">subject to yi(w.xi)+b&gt;=1 for all i</text:p>
      <text:p text:style-name="P11"/>
      <text:p text:style-name="P2">Main Steps : see SVM.doc in andersonchau's github </text:p>
      <text:p text:style-name="P11"/>
      <text:p text:style-name="P11"/>
      <text:p text:style-name="P13">Data leakage : </text:p>
      <text:p text:style-name="P2">target leakage , some features are in fact 'result' of target, it happens after the target=&gt; do good in train and test but poor in actual </text:p>
      <text:p text:style-name="P2">train-test data contamination : data cleaning on CV or test data ( which is wrong ), only do cleanining on train data</text:p>
      <text:p text:style-name="P11"/>
      <text:p text:style-name="P11"/>
      <text:p text:style-name="P11"/>
      <text:p text:style-name="P11"/>
      <text:p text:style-name="P13">Training set , Validation, Testing Set : Why need validation set.</text:p>
      <text:p text:style-name="P11"/>
      <text:p text:style-name="P2">In general , Train Set =&gt; fit model param , Test Set -&gt; Verification </text:p>
      <text:p text:style-name="P2">But when we have models to choose e.g. ax+b , ax^2+bx+c , we use validation set to choose model, then use Test set for verification.</text:p>
      <text:p text:style-name="P2">Why not just use test set to choose ( or parameter tuning, parameter that are not fitted at training ) model ? </text:p>
      <text:p text:style-name="P2">-- Validation set is a part of training set, for finding optimal model, we still need test set for verification, we still need </text:p>
      <text:p text:style-name="P2"><text:soft-page-break/>test set as unseen data for verification.</text:p>
      <text:p text:style-name="P11"/>
      <text:p text:style-name="P13">K-fold Cross validation : </text:p>
      <text:p text:style-name="P2">Training on k-1 folds and assessment on the remaining one, Generally k=5 or 10</text:p>
      <text:p text:style-name="P2">e.g. 200 data, for 10 fold, eash slice of 20 data is used to evaluate CV error(e1,.... e10) , final CV error is the avg(e1....e10)</text:p>
      <text:p text:style-name="P2">used when when data is small </text:p>
      <text:p text:style-name="P11"/>
      <text:p text:style-name="P2">Leave-x-out(leave one out,LOOCV), training on n-x data, x data used for calculate avg. cv error.</text:p>
      <text:p text:style-name="P11"/>
      <text:p text:style-name="P11"/>
      <text:p text:style-name="P13">Linear Regression (ref: CS229 lecture notes)</text:p>
      <text:p text:style-name="P15"><text:span text:style-name="T7"><text:s/></text:span><text:span text:style-name="T6">–</text:span><text:span text:style-name="T7"> </text:span><text:span text:style-name="T8">model for approximation.</text:span></text:p>
      <text:p text:style-name="P15"><text:span text:style-name="T8">–</text:span><text:span text:style-name="T9"> </text:span><text:span text:style-name="T8">Hypothesis Function : Theta*X( multivariate) <text:s/>, guess Theta t1,t2… tn for N dimension data which will minimize least square error J(Theta), why not Absolute error ? AE function not differentiable, LSE is convex, guarantee to min. to global min.</text:span></text:p>
      <text:p text:style-name="P15"><text:span text:style-name="T8">–</text:span><text:span text:style-name="T9"> </text:span><text:span text:style-name="T8">Minimization can be done by Gradient Descent Algorithm</text:span></text:p>
      <text:p text:style-name="P15"><text:span text:style-name="T8">–</text:span><text:span text:style-name="T9"> </text:span><text:span text:style-name="T8">Linear Regression’s optimal parameter can be written in vectorized closed form with </text:span></text:p>
      <text:p text:style-name="P11"/>
      <text:p text:style-name="P13">Logistic Regression (ref: CS229 lecture notes, coursera ML course)</text:p>
      <text:p text:style-name="P15"><text:span text:style-name="T6">- </text:span><text:span text:style-name="T8">use H(theta) = sigmoid function for classification, H&gt;=0.5 → 1 , H&lt;0.5 → 0</text:span></text:p>
      <text:p text:style-name="P2">- CS229 notes use<text:span text:style-name="T19">s</text:span> MLE proof, Coursera use<text:span text:style-name="T19">s</text:span> Penalty function to minimize the penalty, both gives the same result. Penalty function can also be minimized by GD ( ref : Coursera NN course).</text:p>
      <text:p text:style-name="P2">- Logistic regression can be extended to multi-classification using one-vs-all scheme.</text:p>
      <text:p text:style-name="P2">Assume A,B,C class, Train (A,B vs C ),Train (A vs BC),Train (B vs AC) and compare which class has largest value, but inefficient, see softmax. </text:p>
      <text:p text:style-name="P15"><text:span text:style-name="T8">–</text:span><text:span text:style-name="T9"> </text:span><text:span text:style-name="T8">sigmoid function much less susceptible to outlier (than linear function).</text:span></text:p>
      <text:p text:style-name="P14"/>
      <text:p text:style-name="P13">Softmax Regression </text:p>
      <text:p text:style-name="P2">- SR is the multi-class classification version of Logistic Regression used in Deep Learning(neural network)</text:p>
      <text:p text:style-name="P15"><text:span text:style-name="T8">–</text:span><text:span text:style-name="T9"> </text:span><text:span text:style-name="T8">ref :　</text:span><text:a xlink:type="simple" xlink:href="http://deeplearning.stanford.edu/tutorial/supervised/SoftmaxRegression/" text:style-name="Internet_20_link" text:visited-style-name="Visited_20_Internet_20_Link"><text:span text:style-name="Internet_20_link"><text:span text:style-name="T8">Unsupervised Feature Learning and Deep Learning Tutorial (stanford.edu)</text:span></text:span></text:a></text:p>
      <text:p text:style-name="P13">Bias Variance Analysis</text:p>
      <text:p text:style-name="P13"/>
      <text:p text:style-name="P69"><text:span text:style-name="T10">Total Error = Bias^2 + Variance + Irreducible Error</text:span> </text:p>
      <text:p text:style-name="P15"><text:span text:style-name="T6">–</text:span><text:span text:style-name="T7"> </text:span><text:span text:style-name="T8">In general :</text:span></text:p>
      <text:p text:style-name="P15"><text:span text:style-name="T9"><text:s/></text:span><text:span text:style-name="T8">model too simple(underfitting) → large training error, large bias </text:span></text:p>
      <text:p text:style-name="P15"><text:span text:style-name="T9"><text:s/></text:span><text:span text:style-name="T8">model too complicated (overfitting) → small training error, but large test error, large variance</text:span></text:p>
      <text:p text:style-name="P15"><text:span text:style-name="T9"><text:s/></text:span><text:span text:style-name="T8">but decrease V → increase B, or vice versa, ( proof : Hastie ISLR ), we generally find an optimal point to where B and V are in acceptable range.</text:span></text:p>
      <text:p text:style-name="P14"/>
      <text:p text:style-name="P13">Data Cleaning</text:p>
      <text:p text:style-name="P13">Null value :</text:p>
      <text:p text:style-name="P2">-- If there is very small proportion of N/A data, have a look into why, or just drop those row.(df.drop(&lt;column name&gt;,inplace=True) </text:p>
      <text:p text:style-name="P2">-- If larger proportion : </text:p>
      <text:p text:style-name="P2">(1) impute mean value (or SimpleImputer)</text:p>
      <text:p text:style-name="P2">(2) impute mean value according to class ( which class? need domain knowledge)</text:p>
      <text:p text:style-name="P13"/>
      <text:p text:style-name="P18">e.g.</text:p>
      <text:p text:style-name="P18">def impute_age(cols):</text:p>
      <text:p text:style-name="P15"><text:span text:style-name="T11"><text:s text:c="4"/></text:span><text:span text:style-name="T12">Age = cols[0]</text:span></text:p>
      <text:p text:style-name="P15"><text:span text:style-name="T11"><text:s text:c="4"/></text:span><text:span text:style-name="T12">Pclass = cols[1]</text:span></text:p>
      <text:p text:style-name="P19"><text:soft-page-break/><text:s text:c="4"/></text:p>
      <text:p text:style-name="P15"><text:span text:style-name="T11"><text:s text:c="4"/></text:span><text:span text:style-name="T12">if pd.isnull(Age):</text:span></text:p>
      <text:p text:style-name="P18"/>
      <text:p text:style-name="P15"><text:span text:style-name="T11"><text:s text:c="8"/></text:span><text:span text:style-name="T12">if Pclass == 1:</text:span></text:p>
      <text:p text:style-name="P15"><text:span text:style-name="T11"><text:s text:c="12"/></text:span><text:span text:style-name="T12">return 37</text:span></text:p>
      <text:p text:style-name="P18"/>
      <text:p text:style-name="P15"><text:span text:style-name="T11"><text:s text:c="8"/></text:span><text:span text:style-name="T12">elif Pclass == 2:</text:span></text:p>
      <text:p text:style-name="P15"><text:span text:style-name="T11"><text:s text:c="12"/></text:span><text:span text:style-name="T12">return 29</text:span></text:p>
      <text:p text:style-name="P18"/>
      <text:p text:style-name="P15"><text:span text:style-name="T11"><text:s text:c="8"/></text:span><text:span text:style-name="T12">else:</text:span></text:p>
      <text:p text:style-name="P15"><text:span text:style-name="T11"><text:s text:c="12"/></text:span><text:span text:style-name="T12">return 24</text:span></text:p>
      <text:p text:style-name="P18"/>
      <text:p text:style-name="P15"><text:span text:style-name="T11"><text:s text:c="4"/></text:span><text:span text:style-name="T12">else:</text:span></text:p>
      <text:p text:style-name="P15"><text:span text:style-name="T11"><text:s text:c="8"/></text:span><text:span text:style-name="T12">return Age</text:span></text:p>
      <text:p text:style-name="P18"/>
      <text:p text:style-name="P18">df['Age'] = df[['Age','Pclass']].apply(impute_age,axis=1)</text:p>
      <text:p text:style-name="P18"/>
      <text:p text:style-name="P18"/>
      <text:p text:style-name="P18">-- If very large portion :</text:p>
      <text:p text:style-name="P18">just drop the column : df.drop(&lt;column name&gt;,axis=1,inplace=True) // axis = 0 for row, 1 for whole column, default 0</text:p>
      <text:p text:style-name="P18"/>
      <text:p text:style-name="P18"/>
      <text:p text:style-name="P18">my_imputer = SimpleImputer()</text:p>
      <text:p text:style-name="P18">imputed_X_train = pd.DataFrame(my_imputer.fit_transform(X_train))</text:p>
      <text:p text:style-name="P18">imputed_X_valid = pd.DataFrame(my_imputer.transform(X_valid))</text:p>
      <text:p text:style-name="P18"/>
      <text:p text:style-name="P20">Data Cleaning - Categorical Variable Handling</text:p>
      <text:p text:style-name="P21">(1) One-Hot Encoding :</text:p>
      <text:p text:style-name="P22">Sex : Male / Female</text:p>
      <text:p text:style-name="P22">sex = pd.get_dummies(df['Sex'],drop_first=True) # makes it numerical , drop_first =&gt; avoid duplicate </text:p>
      <text:p text:style-name="P22">df.drop(['Sex'],axis=1,inplace=True) # drop those string based variable </text:p>
      <text:p text:style-name="P22">df = pd.concat([sex],axis=1) # add those numerical column back. </text:p>
      <text:p text:style-name="P22"/>
      <text:p text:style-name="P22">(2) drop the columns with object type (non-num)</text:p>
      <text:p text:style-name="P22">drop_X_train = X_train.select_dtypes(exclude=['object'])</text:p>
      <text:p text:style-name="P22">drop_X_valid = X_valid.select_dtypes(exclude=['object'])</text:p>
      <text:p text:style-name="P22"/>
      <text:p text:style-name="P22">(3) LabelEncoding :</text:p>
      <text:p text:style-name="P22">label_encoder = LabelEncoder()</text:p>
      <text:p text:style-name="P22">for col in object_cols:</text:p>
      <text:p text:style-name="P22"><text:s text:c="4"/>label_X_train[col] = label_encoder.fit_transform(X_train[col])</text:p>
      <text:p text:style-name="P22"><text:s text:c="4"/>label_X_valid[col] = label_encoder.transform(X_valid[col])</text:p>
      <text:p text:style-name="P22">Generally One-hot encoding perform best</text:p>
      <text:p text:style-name="P22"/>
      <text:p text:style-name="P57">Feature Scaling : Mean Normalization : </text:p>
      <text:p text:style-name="P22">x = (xi-mean)/(max-min)</text:p>
      <text:p text:style-name="P22">or </text:p>
      <text:p text:style-name="P22">x = (xi-mean)/(standard deviation) -- called standardization, lesser affected by outlier</text:p>
      <text:p text:style-name="P22">or just normalize :</text:p>
      <text:p text:style-name="P22">x = (x-min)/(max-min)</text:p>
      <text:p text:style-name="P57">When to use ?</text:p>
      <text:p text:style-name="P22">K-Means,KNN -- distance based algo, </text:p>
      <text:p text:style-name="P22">PCA -- need variance computation </text:p>
      <text:p text:style-name="P22">NN – use GD internally</text:p>
      <text:p text:style-name="P22">GD -- converge faster, (Visualize circle(normalized direction) , elliptic contour curve Gradient direction, elliptic curve direction not pointpoing to the min. point’s direction ).</text:p>
      <text:p text:style-name="P22"><text:soft-page-break/></text:p>
      <text:p text:style-name="P57">Error Metric report</text:p>
      <text:p text:style-name="P57"/>
      <text:p text:style-name="P57">R2_Score (for Linear Regression) :</text:p>
      <text:p text:style-name="P22">1-RSS/TSS</text:p>
      <text:p text:style-name="P22">ASE : avg standard err</text:p>
      <text:p text:style-name="P22">MSE : mean standard error </text:p>
      <text:p text:style-name="P22">RMSE : root mean standard error</text:p>
      <text:p text:style-name="P22"/>
      <text:p text:style-name="P22">For classification : </text:p>
      <text:p text:style-name="P22">classification_report(y_test,predictions)</text:p>
      <text:p text:style-name="P22">True Positive : Predicted yes, infact yes</text:p>
      <text:p text:style-name="P22">True Negative : Predicted no, in fact no<text:tab/></text:p>
      <text:p text:style-name="P22">False Positive : Predicted yes, in fact no (Type I error)</text:p>
      <text:p text:style-name="P22">False Negative : Predicted no, in fact yes (Type II error)</text:p>
      <text:p text:style-name="P22"/>
      <text:p text:style-name="P22">Note in logistic regression , h's output is p , not 1/0, we just set the decision boundary as p&gt;0.5 by default.</text:p>
      <text:p text:style-name="P22"/>
      <text:p text:style-name="P22"/>
      <text:p text:style-name="P22">Accuracy : (TP+TN)/Total Trials</text:p>
      <text:p text:style-name="P22">Precision : TP/(TP+FP) = true positive / number of predicted positive </text:p>
      <text:p text:style-name="P22">recall : TP/(TP+FN) = true positive / no. of actual positive</text:p>
      <text:p text:style-name="P22">F1-score : 2/(1/P+1/R) = 2(PR)/(P+R)</text:p>
      <text:p text:style-name="P22">support <text:s/>: occurrance</text:p>
      <text:p text:style-name="P22"/>
      <text:p text:style-name="P22">In security recognition, we want to open door (predict 1) only when very confident. </text:p>
      <text:p text:style-name="P22">We increase h boundary to predict 1 =&gt; higher precision , lower recall (P/Rinverse relationship)</text:p>
      <text:p text:style-name="P22">In cancer prediction case, we decrease h's boundary, because very bad when reported no cancer when in fact have cancer. </text:p>
      <text:p text:style-name="P22">=&gt; lower precision, higher recall.</text:p>
      <text:p text:style-name="P22"/>
      <text:p text:style-name="P22">The Metrics to find the "best" P/R combination : find the algo (if we have &gt; 1 algos )with highest F1 score (with beta = 1, P/R same importance )</text:p>
      <text:p text:style-name="P22">Can adjust beta for F1 score to tune the importance of P or R. </text:p>
      <text:p text:style-name="P22">beta = 0 =&gt; precision </text:p>
      <text:p text:style-name="P22">beta = +inf =&gt; recall </text:p>
      <text:p text:style-name="P22"/>
      <text:p text:style-name="P22">in python classification report </text:p>
      <text:p text:style-name="P22">precision + 1 means when the model say 1, % the model is correct.</text:p>
      <text:p text:style-name="P22">recall + 1 means of all 1s , the % which the model can predict 1</text:p>
      <text:p text:style-name="P22"/>
      <text:p text:style-name="P58">Neural Network <text:span text:style-name="T29">( and concepts associated with NN)</text:span></text:p>
      <text:p text:style-name="P26">Application : photo recognition(cat/not cat, voice recognition, NLP,price prediction, Advertisement..), <text:span text:style-name="T21">NN generally has higher performance</text:span></text:p>
      <text:p text:style-name="P37">N layer = #hidden layers + output layer ( input layer not count )</text:p>
      <text:p text:style-name="P23">Each output of a neuron represent a new feature , but not all output feature<text:span text:style-name="T20"> interpertable</text:span></text:p>
      <text:p text:style-name="P24">e.g. <text:span text:style-name="T20">in housing price prediction, in each neuron1</text:span></text:p>
      <text:p text:style-name="P25">input feature (x1 size, x2 number of bedroom, x3 zip code, x4 wealth)</text:p>
      <text:p text:style-name="P24">input (size/number of bedroom)→ output <text:span text:style-name="T20">(</text:span>family size<text:span text:style-name="T20">)</text:span></text:p>
      <text:p text:style-name="P25">input(zip code/wealth) → output(school quality)</text:p>
      <text:p text:style-name="P25">input(family size/school quality) → output(housing price)</text:p>
      <text:p text:style-name="P26"><text:soft-page-break/></text:p>
      <text:p text:style-name="P26">Standard NN, CNN(data with very high dimension e.g. RGB image), RNN(sequence) </text:p>
      <text:p text:style-name="P26">Improvement to algo, computation power , availability of larger amount of data → drive NN.</text:p>
      <text:p text:style-name="P26"/>
      <text:p text:style-name="P27">Idea → experiment → code → id<text:span text:style-name="T21">ea → exp → code</text:span></text:p>
      <text:p text:style-name="P28">common activation function ( ReLU , Sigmoid,<text:span text:style-name="T23">tanh </text:span>)</text:p>
      <text:p text:style-name="P26"/>
      <text:p text:style-name="P29">Forward Propagation step <text:span text:style-name="T22">( in each neuron )</text:span></text:p>
      <text:p text:style-name="P30">z = WX + b ( <text:span text:style-name="T23">X is input, may be vectorized ) , then apply activation y = a(z)</text:span></text:p>
      <text:p text:style-name="P30"><text:span text:style-name="T23">a = sigmoid/tanh/</text:span><text:span text:style-name="T24">ReLU</text:span><text:span text:style-name="T23"> .. , y’ = 0 or 1 depend on y</text:span></text:p>
      <text:p text:style-name="P30"/>
      <text:p text:style-name="P32">in first layer : z[1] = W[1]x+b[1] , a[1]</text:p>
      <text:p text:style-name="P32">in next layer : z[2] = W[2]a[1]+b[2] …</text:p>
      <text:p text:style-name="P32"/>
      <text:p text:style-name="P32">non-zero random initialization for w[L] needed , otherwise all layer zero, <text:span text:style-name="T25">suggested technique : </text:span></text:p>
      <text:p text:style-name="P33">xaiver/he initialization. </text:p>
      <text:p text:style-name="P33"/>
      <text:p text:style-name="P34">Back propagation : (to optimize L (loss function) wrt to W) , using <text:span text:style-name="T26">GD algorithm by computing </text:span></text:p>
      <text:p text:style-name="P35">dL/dW[l] , dL/db[l]…. </text:p>
      <text:p text:style-name="P35"/>
      <text:p text:style-name="P36">Full training : </text:p>
      <text:p text:style-name="P36"/>
      <text:p text:style-name="P36">random initialization</text:p>
      <text:p text:style-name="P48">for 1 to n_iterations :</text:p>
      <text:p text:style-name="P35"><text:tab/><text:span text:style-name="T27">forward_propagation // computer a[L]</text:span></text:p>
      <text:p text:style-name="P35"><text:tab/><text:span text:style-name="T27">compute_cost // compute L[y,a[L]]</text:span></text:p>
      <text:p text:style-name="P35"><text:tab/><text:span text:style-name="T27">back_propagation // use GD to optimize w’s ,b’s </text:span></text:p>
      <text:p text:style-name="P35"><text:tab/><text:span text:style-name="T27">update_param // update w’s/b’s for next forward propgation</text:span></text:p>
      <text:p text:style-name="P35"/>
      <text:p text:style-name="P38">Hyperparameters : #layers, #hidden units, learning rate, activation function.</text:p>
      <text:p text:style-name="P38">Train/dev/test set : small data 60/20/20, large data 9x/1/1 , better from Same distribution </text:p>
      <text:p text:style-name="P38">not having test set may be OK</text:p>
      <text:p text:style-name="P39">comparing Train and dev set, it can be any combination of bias and variance. </text:p>
      <text:p text:style-name="P40">Strategy</text:p>
      <text:p text:style-name="P40">High bias → bigger network , more advanced opt. Algo.</text:p>
      <text:p text:style-name="P40">High Variance → More data, regularization <text:span text:style-name="T28">(L2/Dropout)</text:span></text:p>
      <text:p text:style-name="P41">Intuition of regularization , Lambda large, w small, z lies in linear region, linear fcn. </text:p>
      <text:p text:style-name="P41">Dropout regularization=&gt; shutting down/cancel certain portion of neurons, simpler network → increase bias.</text:p>
      <text:p text:style-name="P42">Other regularization : Data Augmentation,Early stopping </text:p>
      <text:p text:style-name="P42">Normalize input → faster GD convergence.</text:p>
      <text:p text:style-name="P42">Vanishing/Exploding gradients, e.g. gaussian, Xavier initialization </text:p>
      <text:p text:style-name="P42">Numerical approximation of gradient, Gradient checking , within 10^-5 <text:span text:style-name="T29">is okay</text:span></text:p>
      <text:p text:style-name="P43">Please check improvement scheme on GD.</text:p>
      <text:p text:style-name="P43"/>
      <text:p text:style-name="P43">Hyperparameter tuning <text:span text:style-name="T35">importance </text:span></text:p>
      <text:p text:style-name="P46"/>
      <text:p text:style-name="P44"><text:span text:style-name="T35">(1</text:span><text:span text:style-name="T37">st )</text:span>learning rate</text:p>
      <text:p text:style-name="P44"><text:span text:style-name="T35">2</text:span><text:span text:style-name="T37">nd</text:span><text:span text:style-name="T35"> momentum term </text:span><text:span text:style-name="T39">beta </text:span><text:span text:style-name="T35">(0.9 → 0.999, decay way ) , epsilon(10^-8),#number hidden units, mini batch size</text:span></text:p>
      <text:p text:style-name="P45">3<text:span text:style-name="T36">rd</text:span> # layers, learning rate decay.</text:p>
      <text:p text:style-name="P45"/>
      <text:p text:style-name="P46"><text:soft-page-break/>Do not use grid search for hyperparameter , use random , then coarse to fine.</text:p>
      <text:p text:style-name="P46">Pandas model ( train one model at a time , limited computing power, tune this specifically)</text:p>
      <text:p text:style-name="P46">Train different models with different hyperparam at same time.</text:p>
      <text:p text:style-name="P46"/>
      <text:p text:style-name="P47">Use softmax regression instead of logistic regression for multi-class <text:span text:style-name="T40">classification in NN.</text:span></text:p>
      <text:p text:style-name="P16"><text:span text:style-name="T14">Use batch norm to normalize z, then scale it to avoid zero mean, use mean and SD obtained in train time for test time =&gt; faster convergence, applied with mini match. 2</text:span><text:span text:style-name="T38">nd</text:span><text:span text:style-name="T14"> reason </text:span><text:span text:style-name="T15">can avoid covariate shift problem : ref : </text:span><text:a xlink:type="simple" xlink:href="https://zhuanlan.zhihu.com/p/39918971" text:style-name="Internet_20_link" text:visited-style-name="Visited_20_Internet_20_Link">https://zhuanlan.zhihu.com/p/39918971</text:a></text:p>
      <text:p text:style-name="P63"/>
      <text:p text:style-name="P60"><text:span text:style-name="T13">Objective for tuning NN: do well </text:span><text:span text:style-name="T16">on training set, performance may be comparable to human, </text:span><text:span text:style-name="T17">then to dev then test. </text:span></text:p>
      <text:p text:style-name="P64"/>
      <text:p text:style-name="P60"><text:span text:style-name="T17">Must have single evaluation metric(e.g. F1 score, or complicated : precision * speed/(k*memory requirement) </text:span><text:span text:style-name="T18">or <text:s/>weighted performance on different </text:span><text:span text:style-name="T17"><text:s/></text:span><text:span text:style-name="T18">samples of different counties</text:span><text:span text:style-name="T17">)</text:span></text:p>
      <text:p text:style-name="P65"/>
      <text:p text:style-name="P66"/>
      <text:p text:style-name="P46">Satisficing and Optimizing metric:</text:p>
      <text:p text:style-name="P46">e.g. </text:p>
      <text:p text:style-name="P46">accuracy : Optimizing , as much as possible </text:p>
      <text:p text:style-name="P46">Satisficing : just OK if met with certain min. requirement</text:p>
      <text:p text:style-name="P49">dev set and test set should come from same distribution.</text:p>
      <text:p text:style-name="P49">Size of test size : objective to give confidence to the system.</text:p>
      <text:p text:style-name="P49">Performance should take all elements of confusion matrix into consideration.</text:p>
      <text:p text:style-name="P49">Bayes error is the best error that can be achieved by any algo, <text:span text:style-name="T43">some algo work better than human error. </text:span></text:p>
      <text:p text:style-name="P50">If ML error &gt; human error, get labeled data from human and check why human OK but ML algo not working on this data, better <text:span text:style-name="T44">analysis of Bias, Variance.</text:span></text:p>
      <text:p text:style-name="P50"/>
      <text:p text:style-name="P51">Human Error(proxy for Bayes error ) ← avoidable bias err → train error ← variance → Dev error.</text:p>
      <text:p text:style-name="P51">Focus on which gap is larger, Human error should be == expert’s error.</text:p>
      <text:p text:style-name="P51">ML performace may be &gt; human performance , probably in case involving non-interpretable/many data(online advertisement, loan approval)</text:p>
      <text:p text:style-name="P51"/>
      <text:p text:style-name="P51">Avoidable bias :</text:p>
      <text:p text:style-name="P51">bigger model, better algo(Momentum,RMSProp,Adam), Hyperparam search</text:p>
      <text:p text:style-name="P51">Variance :</text:p>
      <text:p text:style-name="P51">more data, regularization, Hyperparam search.</text:p>
      <text:p text:style-name="P51"/>
      <text:p text:style-name="P59">ML project strategy</text:p>
      <text:p text:style-name="P59"/>
      <text:p text:style-name="P52">Human Error Analsysis (When Human analysis on ML error ) : </text:p>
      <text:p text:style-name="P52">worth it ? (depends on the occurrence rate of this “type” of ML error, and after improved, how much total system improvement vs Time ).</text:p>
      <text:p text:style-name="P52"/>
      <text:p text:style-name="P53">not necessarily to correct mis-labeled data if number is small, NN is robust enough, but note mis-labeled data implied that data might come from different distribution,make sure dev/test data come from SAME distribution, split data for train/dev set of different distribution.</text:p>
      <text:p text:style-name="P53"/>
      <text:p text:style-name="P53">e.g. orig 500K data, new 20K data from new dist. , 10K train, 5K dev, 5K test.</text:p>
      <text:p text:style-name="P53"/>
      <text:p text:style-name="P53"/>
      <text:p text:style-name="P53">1. setup metric</text:p>
      <text:p text:style-name="P53"><text:soft-page-break/>2. build system quickly</text:p>
      <text:p text:style-name="P53">3. use B/V analysis to prioritize next step.</text:p>
      <text:p text:style-name="P53"><text:line-break/><text:span text:style-name="T45">Data mismatch problem checking :</text:span></text:p>
      <text:p text:style-name="P54">Train data</text:p>
      <text:p text:style-name="P54">train-dev data ( same dist with train data, but not used for training)</text:p>
      <text:p text:style-name="P54">dev data</text:p>
      <text:p text:style-name="P54">test data</text:p>
      <text:p text:style-name="P54"><text:line-break/>Gap between train , train-dev data → variance</text:p>
      <text:p text:style-name="P54">Gap between train-dev , dev data → dis misatch</text:p>
      <text:p text:style-name="P55">Gap between dev, test data → degree of variance btw dev/test set.</text:p>
      <text:p text:style-name="P55"/>
      <text:p text:style-name="P56">Address dist mismatch problem : manual analysis, create more data similar to dev/test set, e.g. </text:p>
      <text:p text:style-name="P56">voice vs voice with background noise, then synthesize voice with noise with audio software.</text:p>
      <text:p text:style-name="P56"/>
      <text:p text:style-name="P56">Transfer learning : <text:s/>reuse previous training for similar projects as previous layers as input layers.</text:p>
      <text:p text:style-name="P56">Multi-task learning : do learning at a time for different tasks, different similar object.</text:p>
      <text:p text:style-name="P56"/>
      <text:p text:style-name="P56">End-to-End deep learning : no need engineered feature creation , just let Deep NN do it, by tremendous amount of data<text:span text:style-name="T46">(which provides enough data for complexity).</text:span></text:p>
      <text:p text:style-name="P56">When without tremendous amount of data for end-to-end, combine 2 learning algo.</text:p>
      <text:p text:style-name="P56">e.g. face recognition =&gt; face portion as input for person identification.</text:p>
      <text:p text:style-name="P56"><text:s/></text:p>
      <text:p text:style-name="P51"/>
      <text:p text:style-name="P51"/>
      <text:p text:style-name="P51"/>
      <text:p text:style-name="P51"/>
      <text:p text:style-name="P46"/>
      <text:p text:style-name="P44"/>
      <text:p text:style-name="P40"/>
      <text:p text:style-name="P40"/>
      <text:p text:style-name="P32"/>
      <text:p text:style-name="P31"/>
      <text:p text:style-name="P25"/>
      <text:p text:style-name="P26"/>
      <text:p text:style-name="P25"/>
      <text:p text:style-name="P61"/>
      <text:p text:style-name="P2">Books : </text:p>
      <text:p text:style-name="P2">Introduction to Statistical Learning </text:p>
      <text:p text:style-name="P2">SVM Succinctly ( step-by-step intro to SVM )</text:p>
      <text:p text:style-name="P2">Elements of Statistical Learning (ISL is much easier, haven't started reading this yet)</text:p>
      <text:p text:style-name="P2">Machine Learning, Tom Mitchell</text:p>
      <text:p text:style-name="P11"/>
      <text:p text:style-name="P2">Bookmarked University UG/PG DS courses :</text:p>
      <text:p text:style-name="P11"/>
      <text:p text:style-name="P2">http://cs229.stanford.edu/ -- ( the best , not pure ML : Sometimes mix with Stat. Learning / Bayesian Stat. )</text:p>
      <text:p text:style-name="P2">http://cs109.github.io/2015/pages/videos.html <text:s/></text:p>
      <text:p text:style-name="P2">http://web.stanford.edu/class/cs109/ -- first half parts are too easy, later part is good for understanding some concepts like Likelihood, Boosting.</text:p>
      <text:p text:style-name="P2">https://ocw.mit.edu/courses/sloan-school-of-management/15-097-prediction-machine-learning-and-statistics-spring-2012/index.htm </text:p>
      <text:p text:style-name="P2">-- the lecture notes are very good for stating basic concepts</text:p>
      <text:p text:style-name="P2">CUHK Data Mining :</text:p>
      <text:p text:style-name="P2">www1.se.cuhk.edu.hk/_hcheng/seg4630/index.html -- CUHK data mining courses, </text:p>
      <text:p text:style-name="P2">others (ECLT 5810 E-Commerce Data Mining Technique/</text:p>
      <text:p text:style-name="P2">CMSC5724 Data Mining and Knowledge Discovery)</text:p>
      <text:p text:style-name="P11"/>
      <text:p text:style-name="P2">Data Mining seems to ousted by ML courses these years, but I think those materials are still very worth reading.</text:p>
      <text:p text:style-name="P11"/>
      <text:p text:style-name="P2">General Statistics (t-test,z-test,chi-square test,sign test,ANOVA)</text:p>
      <text:p text:style-name="P2">https://stattrek.com/</text:p>
      <text:p text:style-name="P2">https://online.stat.psu.edu/stat500/</text:p>
      <text:p text:style-name="P2">Khan Academy</text:p>
      <text:p text:style-name="P11"/>
      <text:p text:style-name="P2">Linear Algebra / Matrix computation :</text:p>
      <text:p text:style-name="P2">http://www.ee.cuhk.edu.hk/~wkma/engg5781/ -- ENGG 5781 Matrix Analysis and Computations </text:p>
      <text:p text:style-name="P2">( PSM, Least square , Matrix Diagonalization parts are very useful for understanding CS229 notes )</text:p>
      <text:p text:style-name="P11"/>
      <text:p text:style-name="P11"/>
      <text:p text:style-name="P11"/>
      <text:p text:style-name="P2">Online Bootcamp-type course :</text:p>
      <text:p text:style-name="P2">https://www.coursera.org/learn/machine-learning -- ( Best for beginner , not maths intensive )</text:p>
      <text:p text:style-name="P2">https://www.udemy.com/course/python-for-data-science-and-machine-learning-bootcamp/ -- best how-to for python beginners</text:p>
      <text:p text:style-name="P2">https://www.kaggle.com/learn/overview -- free courses, step-by-step practical tutorial. </text:p>
      <text:p text:style-name="P11"/>
      <text:p text:style-name="P2">Python for DS : </text:p>
      <text:p text:style-name="P2">https://jakevdp.github.io/PythonDataScienceHandbook/</text:p>
      <text:p text:style-name="P2">https://github.com/ageron/handson-ml</text:p>
      <text:p text:style-name="P2">https://github.com/fengdu78/</text:p>
      <text:p text:style-name="P2">Books : Python for Data Analysis</text:p>
      <text:p text:style-name="P11"/>
      <text:p text:style-name="P2">Dashboard </text:p>
      <text:p text:style-name="P2">Qlik Sense : <text:s/></text:p>
      <text:p text:style-name="P2">I used QS in working, My comment :</text:p>
      <text:p text:style-name="P2">-- the GUI is beautiful/professional and responsive, boss/businessmen would like it <text:s/></text:p>
      <text:p text:style-name="P2"><text:soft-page-break/>But </text:p>
      <text:p text:style-name="P2">-- association model is quite redudant in my opinion </text:p>
      <text:p text:style-name="P2">-- Weak ETL / data cleaning tools , Load script has to be written very complicated to support </text:p>
      <text:p text:style-name="P2">-- It is just a BI tools for data display , very weak integration with analytic tools of (ML,python) </text:p>
      <text:p text:style-name="P11"/>
      <text:p text:style-name="P2">Learning Resources : </text:p>
      <text:p text:style-name="P2">-- "Mastering Qlik Sense" </text:p>
      <text:p text:style-name="P2">-- Udemy QS certificate course</text:p>
      <text:p text:style-name="P2">-- QS official tutorial and newsgroup.</text:p>
      <text:p text:style-name="P11"/>
      <text:p text:style-name="P2">R</text:p>
      <text:p text:style-name="P11"/>
      <text:p text:style-name="P2">Other ML courses :</text:p>
      <text:p text:style-name="P2">http://www.cs.cornell.edu/courses/cs4780/2018fa/page18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HK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HK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13:53:31.562000000</meta:creation-date>
    <dc:date>2021-04-11T14:33:07.851000000</dc:date>
    <meta:editing-duration>PT2H28M10S</meta:editing-duration>
    <meta:editing-cycles>29</meta:editing-cycles>
    <meta:generator>LibreOffice/7.1.0.3$Windows_X86_64 LibreOffice_project/f6099ecf3d29644b5008cc8f48f42f4a40986e4c</meta:generator>
    <meta:document-statistic meta:table-count="0" meta:image-count="0" meta:object-count="0" meta:page-count="19" meta:paragraph-count="595" meta:word-count="5871" meta:character-count="37334" meta:non-whitespace-character-count="31720"/>
  </office:meta>
</office:document-meta>
</file>